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3885BAFF479FA1C0D5A.png" manifest:media-type="image/png"/>
  <manifest:file-entry manifest:full-path="Pictures/10000201000003E8000003B8C98D92FC98235C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 svg:font-family="englis"/>
    <style:font-face style:name="englis1"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englis" fo:language="en" fo:country="GB" officeooo:paragraph-rsid="00273cb8"/>
    </style:style>
    <style:style style:name="P2"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4" style:family="paragraph" style:parent-style-name="Standard">
      <style:paragraph-properties fo:margin-left="0in" fo:margin-right="0in" fo:margin-top="0.1in" fo:margin-bottom="0in" loext:contextual-spacing="false" fo:text-indent="0in" style:auto-text-indent="false"/>
      <style:text-properties style:font-name="englis" fo:language="en" fo:country="GB"/>
    </style:style>
    <style:style style:name="P5"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paragraph-rsid="001833ec"/>
    </style:style>
    <style:style style:name="P6"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officeooo:rsid="00221aa3" officeooo:paragraph-rsid="00221aa3" style:font-weight-asian="bold" style:font-weight-complex="bold"/>
    </style:style>
    <style:style style:name="P8"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1f655a" officeooo:paragraph-rsid="001f655a"/>
    </style:style>
    <style:style style:name="P9"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21aa3" officeooo:paragraph-rsid="0058805c"/>
    </style:style>
    <style:style style:name="P11"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58984" officeooo:paragraph-rsid="00258984"/>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9318a" officeooo:paragraph-rsid="0019318a"/>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ae0bf" officeooo:paragraph-rsid="001ae0bf"/>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paragraph-rsid="00273cb8"/>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82b04" officeooo:paragraph-rsid="00382b04"/>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fo:font-weight="bold" officeooo:rsid="00530b81" officeooo:paragraph-rsid="00530b81" style:font-weight-asian="bold" style:font-weight-complex="bold"/>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fo:font-weight="bold" officeooo:rsid="00554664" officeooo:paragraph-rsid="00554664" style:font-weight-asian="bold" style:font-weight-complex="bold"/>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ec916" officeooo:paragraph-rsid="001ec916"/>
    </style:style>
    <style:style style:name="P19" style:family="paragraph" style:parent-style-name="Text_20_body">
      <style:text-properties fo:language="en" fo:country="GB" officeooo:rsid="0048334c" officeooo:paragraph-rsid="004c1a51"/>
    </style:style>
    <style:style style:name="P20" style:family="paragraph" style:parent-style-name="Text_20_body">
      <style:text-properties fo:language="en" fo:country="GB" officeooo:rsid="004b1361" officeooo:paragraph-rsid="0066f26e"/>
    </style:style>
    <style:style style:name="P21" style:family="paragraph" style:parent-style-name="Text_20_body">
      <style:text-properties style:font-name="englis" fo:language="en" fo:country="GB" officeooo:rsid="003e8c6a" officeooo:paragraph-rsid="003e8c6a"/>
    </style:style>
    <style:style style:name="P22" style:family="paragraph" style:parent-style-name="Text_20_body">
      <style:text-properties style:font-name="englis" fo:language="en" fo:country="GB" officeooo:rsid="00417a8d" officeooo:paragraph-rsid="004223d6"/>
    </style:style>
    <style:style style:name="P23" style:family="paragraph" style:parent-style-name="Text_20_body">
      <style:text-properties style:font-name="englis" fo:language="en" fo:country="GB" officeooo:rsid="00465fa5" officeooo:paragraph-rsid="00465fa5"/>
    </style:style>
    <style:style style:name="P24" style:family="paragraph" style:parent-style-name="Text_20_body">
      <style:text-properties style:font-name="englis" fo:language="en" fo:country="GB" fo:font-weight="bold" officeooo:rsid="00465fa5" officeooo:paragraph-rsid="00465fa5" style:font-weight-asian="bold" style:font-weight-complex="bold"/>
    </style:style>
    <style:style style:name="P25" style:family="paragraph" style:parent-style-name="Text_20_body">
      <style:text-properties style:font-name="englis" fo:language="en" fo:country="GB" officeooo:rsid="004f9084" officeooo:paragraph-rsid="004f9084"/>
    </style:style>
    <style:style style:name="P26" style:family="paragraph" style:parent-style-name="Text_20_body">
      <style:text-properties style:font-name="englis" fo:language="en" fo:country="GB" officeooo:rsid="004f9084" officeooo:paragraph-rsid="00697199"/>
    </style:style>
    <style:style style:name="P27" style:family="paragraph" style:parent-style-name="Text_20_body">
      <style:text-properties fo:language="en" fo:country="GB"/>
    </style:style>
    <style:style style:name="P28" style:family="paragraph" style:parent-style-name="Text_20_body">
      <style:text-properties fo:language="en" fo:country="GB" officeooo:paragraph-rsid="00796fb3"/>
    </style:style>
    <style:style style:name="P29" style:family="paragraph" style:parent-style-name="Text_20_body">
      <style:text-properties fo:language="en" fo:country="GB" officeooo:rsid="00719356" officeooo:paragraph-rsid="00719356"/>
    </style:style>
    <style:style style:name="P30" style:family="paragraph" style:parent-style-name="Text_20_body">
      <style:text-properties fo:language="en" fo:country="GB" officeooo:rsid="0074d46a" officeooo:paragraph-rsid="007787b5"/>
    </style:style>
    <style:style style:name="P31" style:family="paragraph" style:parent-style-name="Text_20_body" style:list-style-name="L2">
      <style:text-properties fo:language="en" fo:country="GB" officeooo:rsid="0074d46a" officeooo:paragraph-rsid="0074d46a"/>
    </style:style>
    <style:style style:name="P32" style:family="paragraph" style:parent-style-name="Text_20_body" style:list-style-name="L2">
      <style:text-properties fo:language="en" fo:country="GB" officeooo:rsid="007590d5" officeooo:paragraph-rsid="00769881"/>
    </style:style>
    <style:style style:name="P33" style:family="paragraph" style:parent-style-name="Text_20_body" style:list-style-name="L2">
      <style:text-properties fo:language="en" fo:country="GB" officeooo:rsid="007787b5" officeooo:paragraph-rsid="007787b5"/>
    </style:style>
    <style:style style:name="P34" style:family="paragraph" style:parent-style-name="Text_20_body">
      <style:text-properties fo:language="en" fo:country="GB" officeooo:rsid="007787b5" officeooo:paragraph-rsid="007787b5"/>
    </style:style>
    <style:style style:name="P35"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530b81" officeooo:paragraph-rsid="00530b81"/>
    </style:style>
    <style:style style:name="P36"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6cba06" officeooo:paragraph-rsid="006cba06"/>
    </style:style>
    <style:style style:name="P37"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03684" officeooo:paragraph-rsid="007787b5"/>
    </style:style>
    <style:style style:name="P38" style:family="paragraph" style:parent-style-name="Text_20_body" style:list-style-name="L1">
      <style:paragraph-properties fo:margin-top="0.1in" fo:margin-bottom="0in" loext:contextual-spacing="false"/>
      <style:text-properties fo:language="en" fo:country="GB" officeooo:paragraph-rsid="006cba06"/>
    </style:style>
    <style:style style:name="P39" style:family="paragraph" style:parent-style-name="Text_20_body" style:list-style-name="L1">
      <style:paragraph-properties fo:margin-top="0.1in" fo:margin-bottom="0in" loext:contextual-spacing="false"/>
      <style:text-properties fo:language="en" fo:country="GB" officeooo:rsid="006cba06" officeooo:paragraph-rsid="006cba06"/>
    </style:style>
    <style:style style:name="P40" style:family="paragraph" style:parent-style-name="Heading_20_1">
      <style:text-properties fo:language="en" fo:country="GB"/>
    </style:style>
    <style:style style:name="P41" style:family="paragraph" style:parent-style-name="Heading_20_1">
      <style:paragraph-properties fo:margin-left="0in" fo:margin-right="0in" fo:margin-top="0.1in" fo:margin-bottom="0in" loext:contextual-spacing="false" fo:text-indent="0in" style:auto-text-indent="false"/>
      <style:text-properties style:font-name="englis" fo:language="en" fo:country="GB"/>
    </style:style>
    <style:style style:name="P42" style:family="paragraph" style:parent-style-name="Heading_20_1">
      <style:paragraph-properties fo:break-before="page"/>
      <style:text-properties style:font-name="englis" fo:language="en" fo:country="GB" officeooo:paragraph-rsid="00273cb8"/>
    </style:style>
    <style:style style:name="P43" style:family="paragraph" style:parent-style-name="Heading_20_4">
      <style:text-properties fo:language="en" fo:country="GB"/>
    </style:style>
    <style:style style:name="P44" style:family="paragraph" style:parent-style-name="Heading_20_3">
      <style:text-properties fo:language="en" fo:country="GB"/>
    </style:style>
    <style:style style:name="P45" style:family="paragraph" style:parent-style-name="Heading_20_2">
      <style:text-properties style:font-name="englis" fo:language="en" fo:country="GB"/>
    </style:style>
    <style:style style:name="P46" style:family="paragraph" style:parent-style-name="Heading_20_2">
      <style:text-properties fo:language="en" fo:country="GB"/>
    </style:style>
    <style:style style:name="P47" style:family="paragraph" style:parent-style-name="Illustration">
      <style:text-properties officeooo:paragraph-rsid="007c9597"/>
    </style:style>
    <style:style style:name="P4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4330f7" style:font-style-asian="italic" style:font-style-complex="italic"/>
    </style:style>
    <style:style style:name="T13" style:family="text">
      <style:text-properties fo:font-style="italic" officeooo:rsid="005fce0c"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330f7"/>
    </style:style>
    <style:style style:name="T25" style:family="text">
      <style:text-properties officeooo:rsid="00465fa5"/>
    </style:style>
    <style:style style:name="T26" style:family="text">
      <style:text-properties officeooo:rsid="00491c3f"/>
    </style:style>
    <style:style style:name="T27" style:family="text">
      <style:text-properties officeooo:rsid="004c1a51"/>
    </style:style>
    <style:style style:name="T28" style:family="text">
      <style:text-properties officeooo:rsid="005069d1"/>
    </style:style>
    <style:style style:name="T29" style:family="text">
      <style:text-properties officeooo:rsid="00562d05"/>
    </style:style>
    <style:style style:name="T30" style:family="text">
      <style:text-properties officeooo:rsid="0058805c"/>
    </style:style>
    <style:style style:name="T31" style:family="text">
      <style:text-properties officeooo:rsid="005db923"/>
    </style:style>
    <style:style style:name="T32" style:family="text">
      <style:text-properties officeooo:rsid="005fce0c"/>
    </style:style>
    <style:style style:name="T33" style:family="text">
      <style:text-properties officeooo:rsid="00616d6f"/>
    </style:style>
    <style:style style:name="T34" style:family="text">
      <style:text-properties officeooo:rsid="0061ae7b"/>
    </style:style>
    <style:style style:name="T35" style:family="text">
      <style:text-properties officeooo:rsid="0063044b"/>
    </style:style>
    <style:style style:name="T36" style:family="text">
      <style:text-properties officeooo:rsid="006505b5"/>
    </style:style>
    <style:style style:name="T37" style:family="text">
      <style:text-properties officeooo:rsid="0066f26e"/>
    </style:style>
    <style:style style:name="T38" style:family="text">
      <style:text-properties officeooo:rsid="0067f0a6"/>
    </style:style>
    <style:style style:name="T39" style:family="text">
      <style:text-properties style:text-position="super 58%" officeooo:rsid="005069d1"/>
    </style:style>
    <style:style style:name="T40" style:family="text">
      <style:text-properties style:font-name="englis"/>
    </style:style>
    <style:style style:name="T41" style:family="text">
      <style:text-properties style:font-name="englis" officeooo:rsid="006cba06"/>
    </style:style>
    <style:style style:name="T42" style:family="text">
      <style:text-properties style:font-name="englis" officeooo:rsid="0070433f"/>
    </style:style>
    <style:style style:name="T43" style:family="text">
      <style:text-properties style:font-name="englis" officeooo:rsid="00719356"/>
    </style:style>
    <style:style style:name="T44" style:family="text">
      <style:text-properties style:font-name="englis" officeooo:rsid="006dc01f"/>
    </style:style>
    <style:style style:name="T45" style:family="text">
      <style:text-properties style:font-name="englis" officeooo:rsid="007787b5"/>
    </style:style>
    <style:style style:name="T46" style:family="text">
      <style:text-properties style:font-name="englis" officeooo:rsid="0018cfaa"/>
    </style:style>
    <style:style style:name="T47" style:family="text">
      <style:text-properties officeooo:rsid="00719356"/>
    </style:style>
    <style:style style:name="T48" style:family="text">
      <style:text-properties officeooo:rsid="0072f809"/>
    </style:style>
    <style:style style:name="T49" style:family="text">
      <style:text-properties officeooo:rsid="007590d5"/>
    </style:style>
    <style:style style:name="T50" style:family="text">
      <style:text-properties text:display="none"/>
    </style:style>
    <style:style style:name="T51" style:family="text">
      <style:text-properties officeooo:rsid="00769881"/>
    </style:style>
    <style:style style:name="T52" style:family="text">
      <style:text-properties officeooo:rsid="007787b5"/>
    </style:style>
    <style:style style:name="T53" style:family="text">
      <style:text-properties officeooo:rsid="0077d559"/>
    </style:style>
    <style:style style:name="T54" style:family="text">
      <style:text-properties officeooo:rsid="00796fb3"/>
    </style:style>
    <style:style style:name="T55" style:family="text">
      <style:text-properties officeooo:rsid="007a72d0"/>
    </style:style>
    <style:style style:name="T56" style:family="text">
      <style:text-properties officeooo:rsid="007c5d26"/>
    </style:style>
    <style:style style:name="T57" style:family="text">
      <style:text-properties officeooo:rsid="007c9597"/>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Regulons</text:h>
      <text:h text:style-name="P45" text:outline-level="2">Based on gene selection and networks <text:note text:id="ftn1" text:note-class="footnote"><text:note-citation>1</text:note-citation><text:note-body><text:p text:style-name="P3"><text:s/>Workflow was performed on the old data (expression data with mitochondrial genes). </text:p></text:note-body></text:note></text:h>
      <text:p text:style-name="P5">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5">2.) Data of genes selected in the first step was preprocessed to be apropriate for clustering and tSNE in Orange. I used the same transformation and scaling as for the first step. </text:p>
      <text:p text:style-name="P5">Scaling is needed in both steps so that genes with similar profile shape are detected as similar regardless of the expression strength. <text:s/></text:p>
      <text:p text:style-name="P5"/>
      <text:h text:style-name="P44" text:outline-level="3">Regulons</text:h>
      <text:p text:style-name="P5"><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5"/>
      <text:h text:style-name="P44" text:outline-level="3">Inverse regulons</text:h>
      <text:p text:style-name="P5"><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ext:soft-page-break/>thresholds. They can be used to obtain smaller or larger netwroks, as described for Regulons_inverse.ows. </text:p>
      <text:p text:style-name="P5"><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connection is present in many replicates automatically removes genes that have 0 expression in most replicates.</text:p>
      <text:p text:style-name="P5"><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6"/>
      <text:p text:style-name="P6">Workflows</text:p>
      <text:p text:style-name="P6"/>
      <text:p text:style-name="P4">Regulon_extraction.ows: </text:p>
      <text:p text:style-name="P4"><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4"><text:s text:c="3"/>Uses files:</text:p>
      <text:p text:style-name="P4">--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4">-- genes_averaged_orange.tsv (File1 widget input): RPKUM averaged across each strain. Used to plot expression profiles. </text:p>
      <text:p text:style-name="P4"><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text:soft-page-break/>kNN2_thresholdX_m0s1log_Orange.tsv that contains selected gene names. It must be processed with Preprocessing_RPKUM.ows to obtain other files described above. <text:s/></text:p>
      <text:p text:style-name="P4"/>
      <text:p text:style-name="P4">Regulons_inverse.ows: </text:p>
      <text:p text:style-name="P4"><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4"><text:s text:c="3"/>Uses files:</text:p>
      <text:p text:style-name="P4">-- *.net (Network file widget input): A network with edges representing opposite profile similarity between two genes (nodes). Consturction of netwroks is described below. </text:p>
      <text:p text:style-name="P4">-- matching file with ...inverse...RPKUM+pattern notation (File widget input): As described for Regulon_extraction.ows file of type RPKUM+pattern. Matches .net file in the prefix.</text:p>
      <text:p text:style-name="P4">-- genes_averaged_orange.tsv (File1 widget input): As described for Regulon_extraction.ows.</text:p>
      <text:p text:style-name="P4"><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4"/>
      <text:p text:style-name="P4">Preprocessing_RPKUM.ows: </text:p>
      <text:p text:style-name="P4"><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4"><text:s text:c="3"/>Uses files:</text:p>
      <text:p text:style-name="P4">-- gene_patterns_orange.tsv (File1 widget input): Characteristics of gene expression patterns in AX4, as described above for this part of kNN2_threshold0.95_RPKUM+pattern_m0s1log_Orange.tab file.</text:p>
      <text:p text:style-name="P4">-- File produced by Python Script in Regulon_extraction.ows (e.g. knn2_threshold0.95_m0s1log_Orange.tsv) or in Regulons_inverse.ows (name contains word 'nodes') (File widget input): Names of genes for which expression data and expression patterns data will be extracted. </text:p>
      <text:p text:style-name="P4"><text:soft-page-break/>-- mergedGenes_RPKUM.tsv (File2 widget input): RPKUM expression data for all samples.</text:p>
      <text:p text:style-name="P4"/>
      <text:p text:style-name="P4">File prefix notation for regulons data files: </text:p>
      <text:p text:style-name="P4">- kNN: N of neighbours that was initially calculated for each gene</text:p>
      <text:p text:style-name="P4">- threshold (also 'T'): only gene pairs (neighbours/edges) with similarity equal or greater than threshold were retained</text:p>
      <text:p text:style-name="P4">- minPresentReplicates (also 'min') (when calculations were done for each replicate separately): edges above specified similarity threshold were present in at least that many replicates</text:p>
      <text:p text:style-name="P4">-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4">- inverse: gene pairs with most similar <text:span text:style-name="T18">opposite</text:span>/inverse profiles were sought</text:p>
      <text:h text:style-name="P45" text:outline-level="2">Groups of genes with similarity above a threshold <text:note text:id="ftn2" text:note-class="footnote"><text:note-citation>2</text:note-citation><text:note-body><text:p text:style-name="P3"><text:s/>Workflow was performed on the old data (expression data with mitochondrial genes) <text:span text:style-name="T33">and the new data.</text:span></text:p></text:note-body></text:note></text:h>
      <text:p text:style-name="P12">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3"><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48"><text:span text:style-name="T58">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ext:span><text:soft-page-break/><text:span text:style-name="T21">the two that were to be merged). This protocol is implemented in http://localhost:8888/notebooks/networks/hub_genes_neighbourhoods.ipynb.</text:span></text:p>
      <text:p text:style-name="P18">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7">Workflow</text:p>
      <text:p text:style-name="P15">Gene_groups_min_similarity.ows. <text:span text:style-name="T29">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45" text:outline-level="2">Clustering of selected genes from individual strains <text:note text:id="ftn3" text:note-class="footnote"><text:note-citation>3</text:note-citation><text:note-body><text:p text:style-name="P2"><text:s/><text:span text:style-name="T3">Workflow was performed on the old data (expression data with mitochondrial genes). </text:span></text:p></text:note-body></text:note></text:h>
      <text:p text:style-name="P8">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7">Workflow</text:p>
      <text:p text:style-name="P10">Based on this data Orange workflow named Strain_clusters.ows was created. <text:span text:style-name="T30">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10"><text:soft-page-break/>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49"><text:span text:style-name="T58">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1">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45" text:outline-level="2">Co<text:span text:style-name="T2">unt of strains where a gene pair is co-expressed</text:span></text:h>
      <text:p text:style-name="P14"><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37">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6">Workflow</text:p>
      <text:p text:style-name="P35">Regulons_by_strain.ows. <text:span text:style-name="T31">The data is in shared_data/regulons/by_strain/kN300_mean0std1_log/mergedGenes… The file </text:span><text:soft-page-break/><text:span text:style-name="T31">with ‘filterN’ in the name contains only the genes that have at least one co-expressed neighbour in at least N strains. </text:span></text:p>
      <text:h text:style-name="P46" text:outline-level="2">Regulons summary</text:h>
      <text:p text:style-name="P36">All methods for extraction of regulons that we have used were based on three main <text:span text:style-name="T55">steps</text:span>: </text:p>
      <text:list xml:id="list483532468" text:style-name="L1">
        <text:list-item>
          <text:p text:style-name="P38"><text:span text:style-name="T41">Definition of similarities between gene profiles.</text:span></text:p>
        </text:list-item>
        <text:list-item>
          <text:p text:style-name="P38"><text:span text:style-name="T41">Extraction of regulons. </text:span><text:span text:style-name="T42">In general, this consisted of first finding genes that are </text:span><text:span text:style-name="T43">likely </text:span><text:span text:style-name="T42">part of a regu</text:span><text:span text:style-name="T43">lon and then assigning them to regulon clusters.</text:span></text:p>
        </text:list-item>
        <text:list-item>
          <text:p text:style-name="P39"><text:span text:style-name="T40">Visualisation </text:span><text:span text:style-name="T44">in Orange, </text:span><text:span text:style-name="T45">including manual regulon extraction/refinement</text:span><text:span text:style-name="T40">.</text:span></text:p>
        </text:list-item>
      </text:list>
      <text:h text:style-name="P44" text:outline-level="3">Gene profile similarities</text:h>
      <text:p text:style-name="P28"><text:span text:style-name="T54">Gene profile similarities are based on cosine similarities that with our data pre-processing indicate the correlation between gene profiles (going up or down together and to a similar extent). </text:span>We t<text:span text:style-name="T47">ried two approaches for calculating similarities between gene profiles. </text:span></text:p>
      <text:p text:style-name="P28"><text:span text:style-name="T4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span></text:p>
      <text:p text:style-name="P29">The other approach (the one we are currently using) <text:span text:style-name="T52">includes calculation of</text:span> gene profile similarities in individual strains. <text:span text:style-name="T48">Information about a gene pair being co-expressed or not in individual strains is then used to find regulons. Therefore each strain has the same weight in finding regulons. We can also see in how many strains a gene pair was co-expressed. </text:span></text:p>
      <text:h text:style-name="P44" text:outline-level="3">Extraction of regulons</text:h>
      <text:p text:style-name="P30">The workflow we are currently using consists of three steps <text:span text:style-name="T52">(more detail in the section ‘</text:span><text:span text:style-name="T45">Co</text:span><text:span text:style-name="T46">unt of strains where a gene pair is co-expressed’</text:span><text:span text:style-name="T45">)</text:span>:</text:p>
      <text:list xml:id="list320557352" text:style-name="L2">
        <text:list-item>
          <text:p text:style-name="P31">Find pairs of co-expressed genes in each strain separately. Two genes are said to be co-expressed if they have similarity above a certain threshold <text:span text:style-name="T49">(threshold selection is described in more detail in section ‘By strain similarity threshold’). </text:span></text:p>
        </text:list-item>
        <text:list-item>
          <text:p text:style-name="P32">For each possible pair of genes it was count<text:span text:style-name="T51">ed</text:span> in how many strains it was termed as co-expressed. This can be easily visualised <text:span text:style-name="T51">using</text:span> a he<text:span text:style-name="T56">a</text:span>tmap with <text:span text:style-name="T53">symmetrical </text:span>genes on both axes (<text:span text:style-name="T57">F</text:span>igure <text:span text:style-name="T57">1</text:span>). </text:p>
          <text:p text:style-name="P32"><text:span text:style-name="T51">We are interested only in genes that have some gene neighbours (e.g. pair genes) consistent in almost all strains. Thus only genes that have at least one neighbour present in the majority of strains were retained. In </text:span><text:soft-page-break/><text:span text:style-name="T51">the heatmap this can be seen by each gene having at least one bright cell in its row/column (excluding the diagonal). This reduced the data as shown on Figure 1 to the data of Figure 2. </text:span></text:p>
        </text:list-item>
        <text:list-item>
          <text:p text:style-name="P33">To obtain regulons the data, as shown on the below heatmap <text:span text:style-name="T56">(Figure 2)</text:span>, was clustered with Orange hierarchical clustering. This clustering is similar (but not identical) to the one shown in the heatmap. </text:p>
        </text:list-item>
      </text:list>
      <text:p text:style-name="P34"><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3"><draw:image xlink:href="Pictures/10000201000003E8000003B8C98D92FC98235CB7.png" xlink:type="simple" xlink:show="embed" xlink:actuate="onLoad" loext:mime-type="image/png"/></draw:frame><text:span text:style-name="T50"><text:line-break/></text:span>Illustration <text:sequence text:ref-name="refIllustration1" text:name="Illustration" text:formula="ooow:Illustration+1" style:num-format="1">1</text:sequence>: Count of strains where two genes are termed as co-expressed. <text:span text:style-name="T57">First</text:span> 2000 genes <text:span text:style-name="T57">were selected and plotted symmetrically on both axes.</text:span></text:p></draw:text-box></draw:frame></text:p>
      <text:p text:style-name="P27"><draw:frame draw:style-name="fr1" draw:name="Frame1" text:anchor-type="paragraph" svg:width="6.6929in" draw:z-index="0"><draw:text-box fo:min-height="7.0272in"><text:p text:style-name="P47"><draw:frame draw:style-name="fr2" draw:name="Image1" text:anchor-type="as-char" svg:width="6.6929in" style:rel-width="100%" svg:height="7.0272in" style:rel-height="scale" draw:z-index="1"><draw:image xlink:href="Pictures/100000000000035D000003885BAFF479FA1C0D5A.png" xlink:type="simple" xlink:show="embed" xlink:actuate="onLoad" loext:mime-type="image/png"/></draw:frame><text:span text:style-name="T50"><text:line-break/></text:span>Illustration <text:sequence text:ref-name="refIllustration0" text:name="Illustration" text:formula="ooow:Illustration+1" style:num-format="1">2</text:sequence>: Regulons heatmap. <text:span text:style-name="T53">The same 365 genes are written symmetrically </text:span>on both <text:span text:style-name="T49">axes</text:span>. Colours (0 to 21) denote in how many strains a <text:s/>gene pair was termed to be co-expressed. <text:span text:style-name="T49">An example regulon is selected with a black rectangle. </text:span></text:p></draw:text-box></draw:frame><text:soft-page-break/></text:p>
      <text:h text:style-name="P42" text:outline-level="1">Selection of potential regulon genes</text:h>
      <text:h text:style-name="P45" text:outline-level="2">Selection of genes for comparison of potential regulon genes obtained in strain and on vector of all <text:span text:style-name="T14">measurements</text:span> ('all') </text:h>
      <text:p text:style-name="P1">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1"/>
      <text:p text:style-name="P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
      <text:p text:style-name="P1">Then I compared selected genes between all pairs of <text:span text:style-name="T19">groups</text:span>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text:soft-page-break/>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 text:style-name="T19">replicates</text:span> clustering could show if any of the replicates of a strain do not occur where we would expect them. However, a <text:span text:style-name="T19">better</text:span> method to look at this would be a PC1 vs time or another dimension reduction method. <text:span text:style-name="T32">The results for individual strains are in </text:span><text:a xlink:type="simple" xlink:href="https://github.com/biolab/baylor-dicty/blob/master/networks/selected_genes.ipynb" text:style-name="Internet_20_link" text:visited-style-name="Visited_20_Internet_20_Link"><text:span text:style-name="T32">https://github.com/biolab/baylor-dicty/blob/master/networks/selected_genes.ipynb</text:span></text:a><text:span text:style-name="T32"> under </text:span><text:span text:style-name="T13">Comparison of selected genes in strains and all</text:span><text:span text:style-name="T32">. The results of replicates are on docker in shared_data/images/regulons/selected_genes. </text:span></text:p>
      <text:h text:style-name="P45" text:outline-level="2">Selection of genes for comparison between strains</text:h>
      <text:p text:style-name="P21"><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22">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3">(based on N measurements in strain) </text:span>were retained. </text:p>
      <text:p text:style-name="P22">The similarit<text:span text:style-name="T25">ies</text:span> of gene groups across strains were compared with hierarchical clustering. The distance was based on p value of hypergeometric test <text:span text:style-name="T24">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24">https://www.gungorbudak.com/blog/2016/05/25/computing-significance-of-overlap/</text:span></text:a><text:span text:style-name="T24"> ). The clustering is in </text:span><text:a xlink:type="simple" xlink:href="https://github.com/biolab/baylor-dicty/blob/master/networks/selected_genes.ipynb" text:style-name="Internet_20_link" text:visited-style-name="Visited_20_Internet_20_Link"><text:span text:style-name="T24">https://github.com/biolab/baylor-dicty/blob/master/networks/selected_genes.ipynb</text:span></text:a><text:span text:style-name="T24"> under </text:span><text:span text:style-name="T12">Selected genes based on similarity</text:span><text:span text:style-name="T24">. </text:span></text:p>
      <text:p text:style-name="P24">Workflow</text:p>
      <text:p text:style-name="P23">The workflow Selected_genes_strain.ows is currently in development. The idea was to Select genes by requiring that they were selected in some groups of <text:soft-page-break/>strains but not others. (E. g. never selected in ag- and selected in almost all strains from other groups.) </text:p>
      <text:h text:style-name="P45" text:outline-level="2">Selection of genes DE in time</text:h>
      <text:h text:style-name="P40" text:outline-level="1">Parameter selection</text:h>
      <text:h text:style-name="P46" text:outline-level="2">Pre-processing</text:h>
      <text:h text:style-name="P44" text:outline-level="3">For similarity calculations</text:h>
      <text:h text:style-name="P44" text:outline-level="3">For visualisations</text:h>
      <text:p text:style-name="P19">In contrast to other protocols the data for expression profile visualisation in Orange is based on expression data averaged across replicates for individual strain (in Line Plot and Heatmap, not in t-SNE or for clustering). <text:span text:style-name="T27">The data is in genes_averaged_orange.tsv and <text:s/>genes_averaged_orange_AX4groups.tsv (the latter has besides strains also averages for 3 AX4 groups). </text:span></text:p>
      <text:p text:style-name="P19">Data was initially scaled for each strain separately (e. g. after strain selection <text:span text:style-name="T34">in Orange</text:span>). However, the use of [0,1] or mean 0 and std 1 scaling <text:s/>removes the information about expression strength and can result in consistently expressed genes seem<text:span text:style-name="T34">ing</text:span> to be more variable through time than they really are. The data was first scaled based on max expression in AX4: <text:span text:style-name="T26">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6">when gene is <text:s/>not expressed in AX4 and in the first case also when the gene is more highly expressed in another strain. </text:span></text:p>
      <text:p text:style-name="P20">Therefore instead of max(Giwt) the percentile99th(Gi) was used <text:span text:style-name="T35">for scaling</text:span>. Max was not used so that high outliers do not make all other values indistinguishable. <text:span text:style-name="T35">Saved in genes_averaged_orange_scale99percentile.tsv. </text:span>The <text:span text:style-name="T38">outlier </text:span>values above 0 can then be clipped (a bit above 0) so that heatmap scale is not shifted due to <text:span text:style-name="T38">the </text:span>outliers. <text:span text:style-name="T37">This is done in genes_averaged_orange_scale99percentileMax0.1.tsv, where max is set to 0.1. </text:span></text:p>
      <text:h text:style-name="P46" text:outline-level="2"><text:soft-page-break/>Similarity threshold </text:h>
      <text:h text:style-name="P43" text:outline-level="4">Whole vector similarity threshold</text:h>
      <text:h text:style-name="P43" text:outline-level="4">By strain similarity <text:span text:style-name="T17">threshold</text:span></text:h>
      <text:p text:style-name="P25">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6">In each strain the closest neighbour for each gene, which is not itself, was calculated. <text:span text:style-name="T36">Data was log2 transformed and mean 0 and std1 scaled. </text:span>This produced list of <text:span text:style-name="T36">cosine </text:span>similarities to the closest neighbours in each strain. This distribution was plotted in <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 . <text:span text:style-name="T28">It was hypothesized that the bulk of genes that have high similarities to their closet neighbour</text:span> <text:span text:style-name="T28">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26"><text:span text:style-name="T28">However, the knee could not be determined in some strains. Thus for each strain the threshold was chosen as the 30</text:span><text:span text:style-name="T39">th</text:span><text:span text:style-name="T28"> percentile of distribution of similarities to the closest neighbour, excluding genes with all 0 expression in individual strain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 svg:font-family="englis"/>
    <style:font-face style:name="englis1"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1"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2-26T14:35:14.818581083</dc:date>
    <meta:editing-duration>PT6H29M17S</meta:editing-duration>
    <meta:editing-cycles>47</meta:editing-cycles>
    <meta:generator>LibreOffice/6.0.7.3$Linux_X86_64 LibreOffice_project/00m0$Build-3</meta:generator>
    <meta:document-statistic meta:table-count="0" meta:image-count="2" meta:object-count="0" meta:page-count="13" meta:paragraph-count="100" meta:word-count="4541" meta:character-count="29475" meta:non-whitespace-character-count="24945"/>
  </office:meta>
</office:document-meta>
</file>